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64d94"/>
    </style:style>
    <style:style style:name="P3" style:family="paragraph" style:parent-style-name="Standard">
      <style:paragraph-properties fo:text-align="justify" style:justify-single-word="false"/>
      <style:text-properties officeooo:paragraph-rsid="0029b1a7"/>
    </style:style>
    <style:style style:name="P4" style:family="paragraph" style:parent-style-name="Standard">
      <style:paragraph-properties fo:text-align="justify" style:justify-single-word="false"/>
      <style:text-properties officeooo:paragraph-rsid="002b8dd2"/>
    </style:style>
    <style:style style:name="P5" style:family="paragraph" style:parent-style-name="Standard">
      <style:paragraph-properties fo:text-align="justify" style:justify-single-word="false"/>
      <style:text-properties officeooo:paragraph-rsid="002dbc66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8pt" officeooo:rsid="000808db" officeooo:paragraph-rsid="000808db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8pt" officeooo:rsid="00097c12" officeooo:paragraph-rsid="00097c12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8pt" officeooo:rsid="000c0ea7" officeooo:paragraph-rsid="000c0ea7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8pt" officeooo:rsid="000c69e5" officeooo:paragraph-rsid="000ffcff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8pt" officeooo:rsid="000c69e5" officeooo:paragraph-rsid="0011a1ee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8pt" officeooo:rsid="000c69e5" officeooo:paragraph-rsid="00120f3f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8pt" officeooo:rsid="0014ac97" officeooo:paragraph-rsid="0014ac97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8pt" officeooo:rsid="0014ac97" officeooo:paragraph-rsid="0015a3bc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8pt" officeooo:rsid="0014ac97" officeooo:paragraph-rsid="0017b196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8pt" officeooo:rsid="0014ac97" officeooo:paragraph-rsid="001ac74a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8pt" officeooo:rsid="0014ac97" officeooo:paragraph-rsid="001bb36c" style:font-size-asian="15.75pt" style:font-size-complex="18pt"/>
    </style:style>
    <style:style style:name="P17" style:family="paragraph" style:parent-style-name="Standard">
      <style:paragraph-properties fo:text-align="justify" style:justify-single-word="false"/>
      <style:text-properties style:font-name="Garamond" fo:font-size="18pt" officeooo:rsid="001bb36c" officeooo:paragraph-rsid="001bb36c" style:font-size-asian="15.75pt" style:font-size-complex="18pt"/>
    </style:style>
    <style:style style:name="P18" style:family="paragraph" style:parent-style-name="Standard">
      <style:paragraph-properties fo:text-align="justify" style:justify-single-word="false"/>
      <style:text-properties style:font-name="Garamond" fo:font-size="18pt" officeooo:rsid="001f8539" officeooo:paragraph-rsid="001f8539" style:font-size-asian="15.75pt" style:font-size-complex="18pt"/>
    </style:style>
    <style:style style:name="P19" style:family="paragraph" style:parent-style-name="Standard">
      <style:paragraph-properties fo:text-align="justify" style:justify-single-word="false"/>
      <style:text-properties style:font-name="Garamond" fo:font-size="18pt" officeooo:rsid="001f8539" officeooo:paragraph-rsid="0025c51f" style:font-size-asian="15.75pt" style:font-size-complex="18pt"/>
    </style:style>
    <style:style style:name="P20" style:family="paragraph" style:parent-style-name="Standard">
      <style:paragraph-properties fo:text-align="justify" style:justify-single-word="false"/>
      <style:text-properties style:font-name="Garamond" fo:font-size="18pt" officeooo:rsid="001f8539" officeooo:paragraph-rsid="00264d94" style:font-size-asian="15.75pt" style:font-size-complex="18pt"/>
    </style:style>
    <style:style style:name="P21" style:family="paragraph" style:parent-style-name="Standard">
      <style:paragraph-properties fo:text-align="justify" style:justify-single-word="false"/>
      <style:text-properties style:font-name="Garamond" fo:font-size="18pt" officeooo:rsid="0011a1ee" officeooo:paragraph-rsid="0011a1ee" style:font-size-asian="15.75pt" style:font-size-complex="18pt"/>
    </style:style>
    <style:style style:name="P22" style:family="paragraph" style:parent-style-name="Standard">
      <style:paragraph-properties fo:text-align="justify" style:justify-single-word="false"/>
      <style:text-properties style:font-name="Garamond" fo:font-size="18pt" officeooo:rsid="00120f3f" officeooo:paragraph-rsid="00120f3f" style:font-size-asian="15.75pt" style:font-size-complex="18pt"/>
    </style:style>
    <style:style style:name="P23" style:family="paragraph" style:parent-style-name="Standard">
      <style:paragraph-properties fo:text-align="justify" style:justify-single-word="false"/>
      <style:text-properties style:font-name="Garamond" fo:font-size="18pt" officeooo:rsid="00264d94" officeooo:paragraph-rsid="00264d94" style:font-size-asian="15.75pt" style:font-size-complex="18pt"/>
    </style:style>
    <style:style style:name="P24" style:family="paragraph" style:parent-style-name="Standard">
      <style:paragraph-properties fo:text-align="justify" style:justify-single-word="false"/>
      <style:text-properties style:font-name="Garamond" fo:font-size="18pt" officeooo:rsid="0029b1a7" officeooo:paragraph-rsid="0029b1a7" style:font-size-asian="15.75pt" style:font-size-complex="18pt"/>
    </style:style>
    <style:style style:name="P25" style:family="paragraph" style:parent-style-name="Standard">
      <style:paragraph-properties fo:text-align="justify" style:justify-single-word="false"/>
      <style:text-properties style:font-name="Garamond" fo:font-size="18pt" officeooo:rsid="002b8dd2" officeooo:paragraph-rsid="002b8dd2" style:font-size-asian="15.75pt" style:font-size-complex="18pt"/>
    </style:style>
    <style:style style:name="P26" style:family="paragraph" style:parent-style-name="Standard">
      <style:paragraph-properties fo:text-align="justify" style:justify-single-word="false"/>
      <style:text-properties style:font-name="Garamond" fo:font-size="18pt" officeooo:rsid="002dbc66" officeooo:paragraph-rsid="002dbc66" style:font-size-asian="15.75pt" style:font-size-complex="18pt"/>
    </style:style>
    <style:style style:name="P27" style:family="paragraph" style:parent-style-name="Standard">
      <style:paragraph-properties fo:text-align="justify" style:justify-single-word="false"/>
      <style:text-properties style:font-name="Garamond" fo:font-size="18pt" officeooo:rsid="0030b5f3" officeooo:paragraph-rsid="0030b5f3" style:font-size-asian="15.75pt" style:font-size-complex="18pt"/>
    </style:style>
    <style:style style:name="P28" style:family="paragraph" style:parent-style-name="Standard">
      <style:paragraph-properties fo:text-align="justify" style:justify-single-word="false"/>
      <style:text-properties style:font-name="Garamond" fo:font-size="18pt" officeooo:rsid="0030b5f3" officeooo:paragraph-rsid="00335f24" style:font-size-asian="15.75pt" style:font-size-complex="18pt"/>
    </style:style>
    <style:style style:name="P29" style:family="paragraph" style:parent-style-name="Standard">
      <style:paragraph-properties fo:text-align="justify" style:justify-single-word="false"/>
      <style:text-properties style:font-name="Garamond" fo:font-size="18pt" officeooo:rsid="00320388" officeooo:paragraph-rsid="00320388" style:font-size-asian="15.75pt" style:font-size-complex="18pt"/>
    </style:style>
    <style:style style:name="P30" style:family="paragraph" style:parent-style-name="Standard">
      <style:paragraph-properties fo:text-align="justify" style:justify-single-word="false"/>
      <style:text-properties style:font-name="Garamond" fo:font-size="18pt" officeooo:rsid="00335f24" officeooo:paragraph-rsid="00335f24" style:font-size-asian="15.75pt" style:font-size-complex="18pt"/>
    </style:style>
    <style:style style:name="P31" style:family="paragraph" style:parent-style-name="Standard">
      <style:paragraph-properties fo:text-align="justify" style:justify-single-word="false"/>
      <style:text-properties officeooo:rsid="0030b5f3" officeooo:paragraph-rsid="0030b5f3"/>
    </style:style>
    <style:style style:name="P32" style:family="paragraph" style:parent-style-name="Standard">
      <style:paragraph-properties fo:text-align="justify" style:justify-single-word="false"/>
      <style:text-properties officeooo:rsid="0030b5f3" officeooo:paragraph-rsid="00320388"/>
    </style:style>
    <style:style style:name="P33" style:family="paragraph" style:parent-style-name="Standard">
      <style:paragraph-properties fo:text-align="justify" style:justify-single-word="false"/>
      <style:text-properties officeooo:rsid="0030b5f3" officeooo:paragraph-rsid="00335f24"/>
    </style:style>
    <style:style style:name="P34" style:family="paragraph" style:parent-style-name="Standard">
      <style:paragraph-properties fo:text-align="justify" style:justify-single-word="false"/>
      <style:text-properties officeooo:rsid="0030b5f3" officeooo:paragraph-rsid="003966c2"/>
    </style:style>
    <style:style style:name="P35" style:family="paragraph" style:parent-style-name="Standard">
      <style:paragraph-properties fo:text-align="justify" style:justify-single-word="false"/>
      <style:text-properties officeooo:rsid="003ef609" officeooo:paragraph-rsid="003ef609"/>
    </style:style>
    <style:style style:name="P36" style:family="paragraph" style:parent-style-name="Standard">
      <style:paragraph-properties fo:text-align="justify" style:justify-single-word="false"/>
      <style:text-properties officeooo:rsid="00415518" officeooo:paragraph-rsid="00415518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Garamond" fo:font-size="18pt" officeooo:rsid="000ffcff" officeooo:paragraph-rsid="000ffcff" style:font-size-asian="15.75pt" style:font-size-complex="18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Garamond" fo:font-size="18pt" officeooo:rsid="00264d94" officeooo:paragraph-rsid="00264d94" style:font-size-asian="15.75pt" style:font-size-complex="18pt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Garamond" fo:font-size="18pt" officeooo:rsid="002dbc66" officeooo:paragraph-rsid="002dbc66" style:font-size-asian="15.75pt" style:font-size-complex="18pt"/>
    </style:style>
    <style:style style:name="P40" style:family="paragraph" style:parent-style-name="Standard">
      <style:paragraph-properties fo:text-align="justify" style:justify-single-word="false"/>
      <style:text-properties style:font-name="Garamond" fo:font-size="18pt" officeooo:rsid="003966c2" officeooo:paragraph-rsid="003966c2" style:font-size-asian="15.75pt" style:font-size-complex="18pt"/>
    </style:style>
    <style:style style:name="P41" style:family="paragraph" style:parent-style-name="Standard">
      <style:paragraph-properties fo:text-align="justify" style:justify-single-word="false"/>
      <style:text-properties style:font-name="Garamond" fo:font-size="18pt" officeooo:rsid="003ef609" officeooo:paragraph-rsid="003ef609" style:font-size-asian="15.75pt" style:font-size-complex="18pt"/>
    </style:style>
    <style:style style:name="P42" style:family="paragraph" style:parent-style-name="Standard">
      <style:paragraph-properties fo:text-align="justify" style:justify-single-word="false"/>
      <style:text-properties style:font-name="Garamond" fo:font-size="18pt" officeooo:rsid="0040873a" officeooo:paragraph-rsid="003ef609" style:font-size-asian="15.75pt" style:font-size-complex="18pt"/>
    </style:style>
    <style:style style:name="P43" style:family="paragraph" style:parent-style-name="Standard">
      <style:paragraph-properties fo:text-align="justify" style:justify-single-word="false"/>
      <style:text-properties style:font-name="Garamond" fo:font-size="18pt" officeooo:rsid="0040873a" officeooo:paragraph-rsid="0040873a" style:font-size-asian="15.75pt" style:font-size-complex="18pt"/>
    </style:style>
    <style:style style:name="P44" style:family="paragraph" style:parent-style-name="Standard">
      <style:paragraph-properties fo:text-align="justify" style:justify-single-word="false"/>
      <style:text-properties style:font-name="Garamond" fo:font-size="18pt" officeooo:rsid="00415518" officeooo:paragraph-rsid="00415518" style:font-size-asian="15.75pt" style:font-size-complex="18pt"/>
    </style:style>
    <style:style style:name="P45" style:family="paragraph" style:parent-style-name="Standard">
      <style:paragraph-properties fo:text-align="justify" style:justify-single-word="false"/>
      <style:text-properties style:font-name="Garamond" fo:font-size="18pt" officeooo:rsid="00448237" officeooo:paragraph-rsid="00415518" style:font-size-asian="15.75pt" style:font-size-complex="18pt"/>
    </style:style>
    <style:style style:name="P46" style:family="paragraph" style:parent-style-name="Standard">
      <style:paragraph-properties fo:text-align="justify" style:justify-single-word="false"/>
      <style:text-properties style:font-name="Garamond" fo:font-size="18pt" officeooo:rsid="00448237" officeooo:paragraph-rsid="00448237" style:font-size-asian="15.75pt" style:font-size-complex="18pt"/>
    </style:style>
    <style:style style:name="T1" style:family="text">
      <style:text-properties officeooo:rsid="00097c12"/>
    </style:style>
    <style:style style:name="T2" style:family="text">
      <style:text-properties style:font-name="Garamond" fo:font-size="18pt" style:font-size-asian="15.75pt" style:font-size-complex="18pt"/>
    </style:style>
    <style:style style:name="T3" style:family="text">
      <style:text-properties style:font-name="Garamond" fo:font-size="18pt" officeooo:rsid="00264d94" style:font-size-asian="15.75pt" style:font-size-complex="18pt"/>
    </style:style>
    <style:style style:name="T4" style:family="text">
      <style:text-properties style:font-name="Garamond" fo:font-size="18pt" officeooo:rsid="00266b28" style:font-size-asian="15.75pt" style:font-size-complex="18pt"/>
    </style:style>
    <style:style style:name="T5" style:family="text">
      <style:text-properties style:font-name="Garamond" fo:font-size="18pt" officeooo:rsid="00281439" style:font-size-asian="15.75pt" style:font-size-complex="18pt"/>
    </style:style>
    <style:style style:name="T6" style:family="text">
      <style:text-properties style:font-name="Garamond" fo:font-size="18pt" officeooo:rsid="0029b1a7" style:font-size-asian="15.75pt" style:font-size-complex="18pt"/>
    </style:style>
    <style:style style:name="T7" style:family="text">
      <style:text-properties style:font-name="Garamond" fo:font-size="18pt" officeooo:rsid="002b8dd2" style:font-size-asian="15.75pt" style:font-size-complex="18pt"/>
    </style:style>
    <style:style style:name="T8" style:family="text">
      <style:text-properties style:font-name="Garamond" fo:font-size="18pt" officeooo:rsid="002bc5da" style:font-size-asian="15.75pt" style:font-size-complex="18pt"/>
    </style:style>
    <style:style style:name="T9" style:family="text">
      <style:text-properties style:font-name="Garamond" fo:font-size="18pt" officeooo:rsid="002dbc66" style:font-size-asian="15.75pt" style:font-size-complex="18pt"/>
    </style:style>
    <style:style style:name="T10" style:family="text">
      <style:text-properties style:font-name="Garamond" fo:font-size="18pt" officeooo:rsid="002ed444" style:font-size-asian="15.75pt" style:font-size-complex="18pt"/>
    </style:style>
    <style:style style:name="T11" style:family="text">
      <style:text-properties style:font-name="Garamond" fo:font-size="18pt" officeooo:rsid="0031ef9a" style:font-size-asian="15.75pt" style:font-size-complex="18pt"/>
    </style:style>
    <style:style style:name="T12" style:family="text">
      <style:text-properties style:font-name="Garamond" fo:font-size="18pt" officeooo:rsid="00320388" style:font-size-asian="15.75pt" style:font-size-complex="18pt"/>
    </style:style>
    <style:style style:name="T13" style:family="text">
      <style:text-properties style:font-name="Garamond" fo:font-size="18pt" officeooo:rsid="00335f24" style:font-size-asian="15.75pt" style:font-size-complex="18pt"/>
    </style:style>
    <style:style style:name="T14" style:family="text">
      <style:text-properties style:font-name="Garamond" fo:font-size="18pt" officeooo:rsid="0037dbdb" style:font-size-asian="15.75pt" style:font-size-complex="18pt"/>
    </style:style>
    <style:style style:name="T15" style:family="text">
      <style:text-properties style:font-name="Garamond" fo:font-size="18pt" officeooo:rsid="003966c2" style:font-size-asian="15.75pt" style:font-size-complex="18pt"/>
    </style:style>
    <style:style style:name="T16" style:family="text">
      <style:text-properties style:font-name="Garamond" fo:font-size="18pt" officeooo:rsid="003b0760" style:font-size-asian="15.75pt" style:font-size-complex="18pt"/>
    </style:style>
    <style:style style:name="T17" style:family="text">
      <style:text-properties style:font-name="Garamond" fo:font-size="18pt" officeooo:rsid="003d82d9" style:font-size-asian="15.75pt" style:font-size-complex="18pt"/>
    </style:style>
    <style:style style:name="T18" style:family="text">
      <style:text-properties style:font-name="Garamond" fo:font-size="18pt" officeooo:rsid="0040873a" style:font-size-asian="15.75pt" style:font-size-complex="18pt"/>
    </style:style>
    <style:style style:name="T19" style:family="text">
      <style:text-properties style:font-name="Garamond" fo:font-size="18pt" officeooo:rsid="0042c34c" style:font-size-asian="15.75pt" style:font-size-complex="18pt"/>
    </style:style>
    <style:style style:name="T20" style:family="text">
      <style:text-properties style:font-name="Garamond" fo:font-size="18pt" officeooo:rsid="00448237" style:font-size-asian="15.75pt" style:font-size-complex="18pt"/>
    </style:style>
    <style:style style:name="T21" style:family="text">
      <style:text-properties style:font-name="Garamond" fo:font-size="18pt" fo:font-style="italic" officeooo:rsid="00320388" style:font-size-asian="15.75pt" style:font-size-complex="18pt"/>
    </style:style>
    <style:style style:name="T22" style:family="text">
      <style:text-properties officeooo:rsid="00097d26"/>
    </style:style>
    <style:style style:name="T23" style:family="text">
      <style:text-properties officeooo:rsid="000b24c8"/>
    </style:style>
    <style:style style:name="T24" style:family="text">
      <style:text-properties officeooo:rsid="000c0ea7"/>
    </style:style>
    <style:style style:name="T25" style:family="text">
      <style:text-properties officeooo:rsid="000ffcff"/>
    </style:style>
    <style:style style:name="T26" style:family="text">
      <style:text-properties officeooo:rsid="0011a1ee"/>
    </style:style>
    <style:style style:name="T27" style:family="text">
      <style:text-properties officeooo:rsid="00120f3f"/>
    </style:style>
    <style:style style:name="T28" style:family="text">
      <style:text-properties officeooo:rsid="0015a3bc"/>
    </style:style>
    <style:style style:name="T29" style:family="text">
      <style:text-properties officeooo:rsid="0016fe57"/>
    </style:style>
    <style:style style:name="T30" style:family="text">
      <style:text-properties officeooo:rsid="0017b196"/>
    </style:style>
    <style:style style:name="T31" style:family="text">
      <style:text-properties officeooo:rsid="0017b935"/>
    </style:style>
    <style:style style:name="T32" style:family="text">
      <style:text-properties officeooo:rsid="0018f18c"/>
    </style:style>
    <style:style style:name="T33" style:family="text">
      <style:text-properties officeooo:rsid="00192651"/>
    </style:style>
    <style:style style:name="T34" style:family="text">
      <style:text-properties officeooo:rsid="001ac74a"/>
    </style:style>
    <style:style style:name="T35" style:family="text">
      <style:text-properties officeooo:rsid="001d44d4"/>
    </style:style>
    <style:style style:name="T36" style:family="text">
      <style:text-properties officeooo:rsid="001da502"/>
    </style:style>
    <style:style style:name="T37" style:family="text">
      <style:text-properties officeooo:rsid="0020aeff"/>
    </style:style>
    <style:style style:name="T38" style:family="text">
      <style:text-properties officeooo:rsid="00227597"/>
    </style:style>
    <style:style style:name="T39" style:family="text">
      <style:text-properties officeooo:rsid="002333ea"/>
    </style:style>
    <style:style style:name="T40" style:family="text">
      <style:text-properties officeooo:rsid="0024a3d6"/>
    </style:style>
    <style:style style:name="T41" style:family="text">
      <style:text-properties officeooo:rsid="0024da6f"/>
    </style:style>
    <style:style style:name="T42" style:family="text">
      <style:text-properties officeooo:rsid="0025c51f"/>
    </style:style>
    <style:style style:name="T43" style:family="text">
      <style:text-properties officeooo:rsid="00264d94"/>
    </style:style>
    <style:style style:name="T44" style:family="text">
      <style:text-properties officeooo:rsid="003b1342"/>
    </style:style>
    <style:style style:name="T45" style:family="text">
      <style:text-properties officeooo:rsid="003cea68"/>
    </style:style>
    <style:style style:name="T46" style:family="text">
      <style:text-properties officeooo:rsid="0047121f"/>
    </style:style>
    <style:style style:name="T47" style:family="text">
      <style:text-properties officeooo:rsid="00471744"/>
    </style:style>
    <style:style style:name="T48" style:family="text">
      <style:text-properties officeooo:rsid="0048beb3"/>
    </style:style>
    <style:style style:name="T49" style:family="text">
      <style:text-properties officeooo:rsid="004a491b"/>
    </style:style>
    <style:style style:name="T50" style:family="text">
      <style:text-properties officeooo:rsid="004b535f"/>
    </style:style>
    <style:style style:name="T51" style:family="text">
      <style:text-properties officeooo:rsid="004b8dfc"/>
    </style:style>
    <style:style style:name="T52" style:family="text">
      <style:text-properties officeooo:rsid="004cffc0"/>
    </style:style>
    <style:style style:name="T53" style:family="text">
      <style:text-properties officeooo:rsid="004ea314"/>
    </style:style>
    <style:style style:name="T54" style:family="text">
      <style:text-properties officeooo:rsid="004f9f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#1</text:p>
      <text:p text:style-name="P6"/>
      <text:p text:style-name="P6">Aqui nós encontramos a primeira grande preocupação de Allan Kardec: deixar claro que tudo aquilo que viria a ser ensinado em O Livro dos Espíritos era novo.</text:p>
      <text:p text:style-name="P6"/>
      <text:p text:style-name="P6">Nenhum dos conceitos até então utilizados para se falar de questões além da matéria – espiritual, espiritualista, espiritualismo – poderia ser utilizado <text:span text:style-name="T1">para descrever a doutrina que surgia, a doutrina que vinha explicar como nunca havia sido feito antes, as relações dos vivos com os seres do mundo espiritual.</text:span></text:p>
      <text:p text:style-name="P6"/>
      <text:p text:style-name="P7">Como as palavras espiritual, espiritualista e espiritualismo já eram amplamente utilizadas à época em que O Livro dos Espíritos <text:span text:style-name="T46">foi publicado</text:span>, Kardec, <text:span text:style-name="T22">com o objetivo de evitar qual</text:span><text:span text:style-name="T47">quer</text:span><text:span text:style-name="T22"> confusão,</text:span> <text:s/>introduz então os termos Doutrina Espírita e Espiritismo para designar a <text:span text:style-name="T23">doutrina emergente</text:span> e espírita ou espiritistas para se referir aos adeptos d<text:span text:style-name="T48">o Espiritismo</text:span>.</text:p>
      <text:p text:style-name="P7"/>
      <text:p text:style-name="P8"># 2</text:p>
      <text:p text:style-name="P8"/>
      <text:p text:style-name="P9"><text:span text:style-name="T35">O</text:span><text:span text:style-name="T25"> sentido que se dá à palavra alma </text:span><text:span text:style-name="T35">aqui </text:span><text:span text:style-name="T25">nada mais é do que vida orgânica. É tão somente aquilo que mantém um ser vivo, algo que desaparece com a morte daquele ser. É um sentido completamente materialista.</text:span></text:p>
      <text:p text:style-name="P9"/>
      <text:p text:style-name="P37"># 3</text:p>
      <text:p text:style-name="P9"/>
      <text:p text:style-name="P10"><text:span text:style-name="T36">Temos aqui</text:span><text:span text:style-name="T31"> um </text:span><text:span text:style-name="T25">significado mais espiritualizado para a palavra alma </text:span><text:span text:style-name="T31">porém, um significado ainda incompleto</text:span><text:span text:style-name="T25">. </text:span></text:p>
      <text:p text:style-name="P10"/>
      <text:p text:style-name="P10"><text:span text:style-name="T26">Kardec compara essa ideia ao Panteísmo. O Panteísmo é a </text:span><text:span text:style-name="T24">crença que prega que deus não é um ser supremo, único, criador de tudo e de todos. Ao contrário: deus seria justamente o conjunto de todas as coisas que existem, </text:span><text:span text:style-name="T26">incluindo</text:span><text:span text:style-name="T24"> cada um de nós. De <text:s/>acordo com o panteísmo, deus não nos criou; nós é que somos parte de deus. </text:span></text:p>
      <text:p text:style-name="P10"/>
      <text:p text:style-name="P21">Essa é uma concepção equivocada e muito próxima do materialismo dado que, após a morte física, não conservaríamos nossa individualidade.</text:p>
      <text:p text:style-name="P10"/>
      <text:p text:style-name="P21"># 4</text:p>
      <text:p text:style-name="P10"/>
      <text:p text:style-name="P22">O terceiro significado da palavra alma que Kardec nos apresenta é aquele empregado dentro da Doutrina Espírita: a alma é um ser moral, distinto, independente da matéria, <text:span text:style-name="T49">imortal</text:span> e que conserva sua individualidade após a morte.</text:p>
      <text:p text:style-name="P11"/>
      <text:p text:style-name="P11"><text:span text:style-name="T27">É interessante nós observamos que Kardec fala que essa ideia é inata ao ser humano; é </text:span><text:span text:style-name="T32">algo instintivo, </text:span><text:span text:style-name="T27">que não precisa ser ensinad</text:span><text:span text:style-name="T32">o</text:span><text:span text:style-name="T27">. Em outras palavras: inconscientemente temos ideia de nossa imortalidade e nossa individualidade.</text:span></text:p>
      <text:p text:style-name="P11"/>
      <text:p text:style-name="P13">Importantíssimo notarmos que, sem a ideia de conservação da nossa individualidade não seria <text:soft-page-break/>possível conceber Deus como um ser soberanamente justo. </text:p>
      <text:p text:style-name="P13"/>
      <text:p text:style-name="P16"><text:span text:style-name="T28">E por quê? Porque sem a preservação de nossa individualidade não haveria aprendizado, não haveria evolução. A cada nova existência retornaríamos sempre a um estágio de total desconhecimento. </text:span><text:span text:style-name="T29">Se não há aprendizado como pode haver mérito pelos acertos e responsabilização pelos erros? </text:span></text:p>
      <text:p text:style-name="P16"/>
      <text:p text:style-name="P17">Além disso, somente a conservação da individualidade da alma – juntamente com a reencarnação – pode explicar a infinidade de condições com que seres humanos nascem e morrem todos os dias no nosso planeta.</text:p>
      <text:p text:style-name="P17"/>
      <text:p text:style-name="P17">Se não houvesse a reencarnação e se não trouxéssemos conosco toda a bagagem de vidas anteriores, como Deus poderia ser justo já que algumas pessoas renascem em condições lastimáveis ao passo que outras aqui chegam <text:span text:style-name="T35">com tudo a seu favor?</text:span></text:p>
      <text:p text:style-name="P17"/>
      <text:p text:style-name="P16"><text:span text:style-name="T29">Seria injustiça da divindade e como não podemos conceber Deus sem a </text:span><text:span text:style-name="T35">perfeição </text:span><text:span text:style-name="T29"><text:s/>de </text:span><text:span text:style-name="T35">qualquer um de </text:span><text:span text:style-name="T29">seus atributos, então a conservação da individualidade da alma </text:span><text:span text:style-name="T30">está diretamente ligada à Justiça Divina.</text:span></text:p>
      <text:p text:style-name="P14"/>
      <text:p text:style-name="P12"># 5</text:p>
      <text:p text:style-name="P12"/>
      <text:p text:style-name="P15"><text:span text:style-name="T32">Aqui Kardec nos apresenta </text:span><text:span text:style-name="T33">o conceito de </text:span><text:span text:style-name="T32">Princípio Vital, </text:span><text:span text:style-name="T34">deixando bem claro que a vida orgânica é algo </text:span><text:soft-page-break/><text:span text:style-name="T34">independente da vida espiritual. Que uma pode existir sem a outra.</text:span></text:p>
      <text:p text:style-name="P15"/>
      <text:p text:style-name="P15"><text:span text:style-name="T34">Posteriormente Kardec e a Espiritualidade vão desenvolver o assunto Princípio Vital n</text:span><text:span text:style-name="T33">as perguntas</text:span><text:span text:style-name="T32"> </text:span>64 a 67, 136 e 139.</text:p>
      <text:p text:style-name="P15"/>
      <text:p text:style-name="P18"># 6</text:p>
      <text:p text:style-name="P18"/>
      <text:p text:style-name="P18"><text:span text:style-name="T41">Nesse terceiro </text:span><text:span text:style-name="T37">Kardec <text:s/></text:span><text:span text:style-name="T44">começa a falar sobre</text:span><text:span text:style-name="T41"> os</text:span> fenômenos que deram origem à Doutrina Espírita. </text:p>
      <text:p text:style-name="P18"/>
      <text:p text:style-name="P19"><text:span text:style-name="T38">Todos nós sabemos que fo</text:span><text:span text:style-name="T40">ram as </text:span>mesas girantes que despertaram a atenção d<text:span text:style-name="T42">as</text:span> pessoas. <text:span text:style-name="T42">Para muit</text:span><text:span text:style-name="T50">os</text:span><text:span text:style-name="T42"> esses fenômenos não passaram de <text:s/>divertimento. Para outr</text:span><text:span text:style-name="T50">os</text:span><text:span text:style-name="T42"> foram motivos de críticas, </text:span><text:span text:style-name="T51">deboche</text:span><text:span text:style-name="T42"> e negação sem uma análise aprofundada.</text:span></text:p>
      <text:p text:style-name="P19"/>
      <text:p text:style-name="P19"><text:span text:style-name="T42">Felizmente as mesas girantes despertaram também a atenção de pessoas </text:span><text:s/>sérias, de mente aberta e dispostas a compreender esses fenômenos, <text:span text:style-name="T38">sendo uma dessas pessoas o próprio Kardec.</text:span></text:p>
      <text:p text:style-name="P18"/>
      <text:p text:style-name="P20"><text:span text:style-name="T39">Kardec </text:span><text:span text:style-name="T43">fala que muitas pessoas não levaram os fenômenos a sério por duas razões:</text:span></text:p>
      <text:p text:style-name="P20"/>
      <text:list xml:id="list2675054028" text:style-name="L1">
        <text:list-item>
          <text:p text:style-name="P38">Porque os fenômenos não podiam ser reproduzidos ao bel prazer dos incrédulos;</text:p>
        </text:list-item>
        <text:list-item>
          <text:p text:style-name="P38">Pelo simples fato do objeto <text:span text:style-name="T52">envolvido n</text:span>os fenômenos serem mesas. </text:p>
        </text:list-item>
      </text:list>
      <text:p text:style-name="P23"/>
      <text:p text:style-name="P2"><text:span text:style-name="T3">Por incrível que pareça, muitas pessoas </text:span><text:span text:style-name="T4">se consideraram inteligentes demais para se ocuparem com um fenômeno envolvendo mesas que se </text:span><text:soft-page-break/><text:span text:style-name="T4">moviam sozinhas. O orgulho dessas pessoas causava nelas medo de serem ridicularizadas caso se ocupassem com</text:span><text:span text:style-name="T3"> mesas </text:span><text:span text:style-name="T16">girantes</text:span><text:span text:style-name="T3">. </text:span><text:span text:style-name="T5">O grande erro dessas pessoas foi</text:span><text:span text:style-name="T3"> dar mais atenção ao objeto do que ao fenômeno em si.</text:span></text:p>
      <text:p text:style-name="P23"/>
      <text:p text:style-name="P3"><text:span text:style-name="T4">Para demonstrar o equívoco que essas pessoas cometeram, Kardec </text:span><text:span text:style-name="T6">diz que se os experimentos realizados por Galvani fossem observados somente por homens incrédulos, orgulhosos e incultos, esses experimentos estariam fadados ao fracasso.</text:span></text:p>
      <text:p text:style-name="P24"/>
      <text:p text:style-name="P4"><text:span text:style-name="T7">Kardec está se referindo ao filósofo, </text:span><text:span text:style-name="T10">físico</text:span><text:span text:style-name="T7"> e médico italiano Luigi Galvani.</text:span></text:p>
      <text:p text:style-name="P25"/>
      <text:p text:style-name="P5"><text:span text:style-name="T8">Entre 1780 e 1790 Galvani surge com uma teoria de que havia alguma forma de eletricidade presente na condução nervosa e nas contrações musculares dos seres vivos. Para provar sua teoria Galvani inicia uma série de estudos em animais. </text:span><text:span text:style-name="T9">E qual animal ele utilizou para seus experimentos? Rãs. Isso mesmo: rãs.</text:span></text:p>
      <text:p text:style-name="P26"/>
      <text:p text:style-name="P26">A escolha das rãs por Galvani para seus experimentos baseou-se em 3 fato<text:span text:style-name="T45">re</text:span>s:</text:p>
      <text:p text:style-name="P26"/>
      <text:list xml:id="list1938531334" text:style-name="L2">
        <text:list-item>
          <text:p text:style-name="P39"><text:span text:style-name="T54">Numa dissecção anatômica é</text:span> muito fácil localizar e separar <text:s/>os nervos dos membros posteriores das rãs;</text:p>
        </text:list-item>
        <text:list-item>
          <text:p text:style-name="P39">As contrações musculares nas pernas das rãs são extremamente perceptíveis;</text:p>
        </text:list-item>
        <text:list-item>
          <text:p text:style-name="P39">As contrações musculares das rãs continuam a acontecer por até 44 horas após a morte do animal;</text:p>
        </text:list-item>
      </text:list>
      <text:p text:style-name="P26"><text:soft-page-break/></text:p>
      <text:p text:style-name="P27">Por volta de 1786, Galvani realizou uma experiência pendurando por um gancho de latão as pernas de uma rã em um corrimão do lado de fora do laboratório, a fim de utilizar descargas elétricas fortes, no caso, de uma tempestade. <text:span text:style-name="T54">E de fato, as pernas de rãs apresentaram movimento como decorrência das descargas elétricas. </text:span>Mas Galvani, de forma errônea, atribuiu o fato das patas da rã contraírem à eletricidade do animal, e não aos metais em contato com as pernas da rã. O que de fato Galvani fez sem saber, foi produzir corrente elétrica, o princípio do funcionamento de uma pilha elétrica. </text:p>
      <text:p text:style-name="P31"/>
      <text:p text:style-name="P27">Luigi Galvani publicou os resultados dessa experiência ainda sem saber o motivo real pelo qual as pernas de rãs haviam se movimentado com as descargas elétricas da tempestade.</text:p>
      <text:p text:style-name="P27"/>
      <text:p text:style-name="P32"><text:span text:style-name="T11">Acontece que a publicação d</text:span><text:span text:style-name="T12">os estudos de</text:span><text:span text:style-name="T11"> Galvani incentivou um físico e químico chamado Alessandro Volta a estudar melhor o fenômeno. </text:span><text:span text:style-name="T12">Volta desenvolve seus próprios experimentos, descobre a verdadeira causa do movimento das pernas das rãs nas experiências de Galvani e com base nisso constrói uma pilha elétrica chamada Pilha Voltaica.</text:span></text:p>
      <text:p text:style-name="P29"/>
      <text:p text:style-name="P32"><text:span text:style-name="T12">A descoberta de Galvani e a construção da </text:span><text:span text:style-name="T21">Pilha Voltaica</text:span><text:span text:style-name="T12"> marcaram a evolução dos estudos sobre eletricidade e magnetismo, conhecidos até então. A partir disso, o estudo de casos produzidos por corrente elétrica passou a ser chamado de Galvanismo.</text:span></text:p>
      <text:p text:style-name="P30"/>
      <text:p text:style-name="P30"><text:soft-page-break/></text:p>
      <text:p text:style-name="P33"><text:span text:style-name="T13">Então agora nós conseguimos compreender porque Kardec disse que, se os estudos de Galvani fossem criticados apenas por homens vulgares eles jamais teriam teriam </text:span><text:span text:style-name="T14">resultado</text:span><text:span text:style-name="T13"> </text:span><text:span text:style-name="T14">n</text:span><text:span text:style-name="T13">os benefícios que produziram.</text:span></text:p>
      <text:p text:style-name="P30"/>
      <text:p text:style-name="P33"><text:span text:style-name="T13">É </text:span><text:span text:style-name="T15">por isso que </text:span><text:span text:style-name="T13">Kardec </text:span><text:span text:style-name="T15">diz “</text:span><text:span text:style-name="T13">qual sábio não se sentiria indignado ao estudar a dança das rãs?”. </text:span></text:p>
      <text:p text:style-name="P30"/>
      <text:p text:style-name="P34"><text:span text:style-name="T15">Da mesma forma que alguém pode ter dito</text:span><text:span text:style-name="T13"> “Um estudo que se baseia em pernas de sapos não pode ser levado a sério”, </text:span><text:span text:style-name="T15">muitos disseram “Fenômenos que se baseiam em mesas que se mexem sozinhas não merece</text:span><text:span text:style-name="T17">m</text:span><text:span text:style-name="T15"> atenção”.</text:span></text:p>
      <text:p text:style-name="P40"/>
      <text:p text:style-name="P35"><text:span text:style-name="T15">#</text:span><text:span text:style-name="T2">7</text:span></text:p>
      <text:p text:style-name="P41"/>
      <text:p text:style-name="P35"><text:span text:style-name="T2">Novamente vemos Kardec usando seu </text:span><text:span text:style-name="T18">caráter</text:span><text:span text:style-name="T2"> científico para explicar que não fazia sentido as pessoas refutarem o fenômeno das mesas girantes pelo simples fatos deles não acontecerem de acordo com a vontade </text:span><text:span text:style-name="T18">desses observadores.</text:span></text:p>
      <text:p text:style-name="P42"/>
      <text:p text:style-name="P43">Kardec cita que muitos fenômenos fisico-químicos amplamente conhecidos da ciência daquela época só podiam ser reproduzidos sob certas circunstâncias.</text:p>
      <text:p text:style-name="P43"/>
      <text:p text:style-name="P43">Ora, se assim era com fenômenos já conhecidos da ciência, por que não poderia se dar o mesmo com fenômenos novos, ainda desconhecido de todos?</text:p>
      <text:p text:style-name="P43"/>
      <text:p text:style-name="P43"><text:soft-page-break/>Portanto, não havia razão para negar os fenômenos simplesmente por não ser possível reproduzi-los quando e como bem se entendesse.</text:p>
      <text:p text:style-name="P43"/>
      <text:p text:style-name="P44"># 8</text:p>
      <text:p text:style-name="P44"/>
      <text:p text:style-name="P44">Finalizando esse item III, Kardec rebate o ponto de vista de pessoas que atribuíram o fenômeno das mesas girantes à fraudes.</text:p>
      <text:p text:style-name="P44"/>
      <text:p text:style-name="P44">O primeiro ponto que Kardec apresenta é a precipitação desses observadores em dizer que tudo não passa de fraude quando, na verdade, a causa dos fenômenos é algo que escapa ao conhecimento dessas pessoas. </text:p>
      <text:p text:style-name="P44"/>
      <text:p text:style-name="P36"><text:span text:style-name="T2">O segundo ponto colocado por Kardec é que, sim, ele concorda que em muitos casos existem fraudes. Porém, no caso das mesas girantes, os fenômenos ocorreram em tantos lugare</text:span><text:span text:style-name="T19">s</text:span><text:span text:style-name="T2"> e em circunstâncias tão variadas que seria irracional atribuir todos esses fenômenos à </text:span><text:span text:style-name="T20">fraudes. E mais: havia muitas pessoas sérias, pessoas de credibilidade envolvidas nos fenômenos e isso deveria ser levado em consideração por aqueles que afirmavam que tudo não passava de fraude.</text:span></text:p>
      <text:p text:style-name="P45"/>
      <text:p text:style-name="P46">O que nós observamos aqui é, mais uma vez, uma pré-disposição dos incrédulos para negarem os fenômenos sem a devida consideração.</text:p>
      <text:p text:style-name="P30"/>
      <text:p text:style-name="P30"/>
      <text:p text:style-name="P30"/>
      <text:p text:style-name="P30"/>
      <text:p text:style-name="P30"><text:soft-page-break/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08:02:33.090952804</meta:creation-date>
    <dc:date>2021-03-30T20:35:58.004934277</dc:date>
    <meta:editing-duration>PT7H16M37S</meta:editing-duration>
    <meta:editing-cycles>51</meta:editing-cycles>
    <meta:generator>LibreOffice/7.0.5.2$Linux_X86_64 LibreOffice_project/00$Build-2</meta:generator>
    <meta:document-statistic meta:table-count="0" meta:image-count="0" meta:object-count="0" meta:page-count="9" meta:paragraph-count="53" meta:word-count="1436" meta:character-count="8878" meta:non-whitespace-character-count="7480"/>
  </office:meta>
</office:document-meta>
</file>